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568cm"/>
    </style:style>
    <style:style style:name="co2" style:family="table-column">
      <style:table-column-properties fo:break-before="auto" style:column-width="4.42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4.5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0000" style:text-align-source="fix" style:repeat-content="false" fo:border="4.5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ext-properties fo:color="#c9211e"/>
    </style:style>
    <style:style style:name="ce5" style:family="table-cell" style:parent-style-name="Default">
      <style:text-properties fo:color="#069a2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office:value-type="float" office:value="83" calcext:value-type="float">
            <text:p>83</text:p>
          </table:table-cell>
          <table:table-cell table:style-name="ce2" office:value-type="string" calcext:value-type="string">
            <text:p>B4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A4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" office:value-type="string" calcext:value-type="string">
            <text:p>G4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" office:value-type="string" calcext:value-type="string">
            <text:p>F4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E4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" office:value-type="string" calcext:value-type="string">
            <text:p>D4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" office:value-type="string" calcext:value-type="string">
            <text:p>C4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B4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A4</text:p>
          </table:table-cell>
          <table:table-cell table:number-columns-repeated="4"/>
          <table:table-cell table:style-name="ce4" office:value-type="string" calcext:value-type="string">
            <text:p>soup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3" office:value-type="string" calcext:value-type="string">
            <text:p>Gb/A#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G4</text:p>
          </table:table-cell>
          <table:table-cell table:number-columns-repeated="5"/>
          <table:table-cell table:style-name="ce4" office:value-type="string" calcext:value-type="string">
            <text:p>soup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3" office:value-type="string" calcext:value-type="string">
            <text:p>Fb/G#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F4</text:p>
          </table:table-cell>
          <table:table-cell table:number-columns-repeated="3"/>
          <table:table-cell table:style-name="ce4" office:value-type="string" calcext:value-type="string">
            <text:p>soup</text:p>
          </table:table-cell>
          <table:table-cell table:style-name="ce5" office:value-type="string" calcext:value-type="string">
            <text:p>soup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E4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3" office:value-type="string" calcext:value-type="string">
            <text:p>Db/E#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D4</text:p>
          </table:table-cell>
          <table:table-cell table:number-columns-repeated="3"/>
          <table:table-cell table:number-columns-repeated="3" office:value-type="string" calcext:value-type="string">
            <text:p>soup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3" office:value-type="string" calcext:value-type="string">
            <text:p>Cb/D#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C4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2" office:value-type="string" calcext:value-type="string">
            <text:p>B3</text:p>
          </table:table-cell>
          <table:table-cell table:number-columns-repeated="5"/>
          <table:table-cell table:style-name="ce5" office:value-type="string" calcext:value-type="string">
            <text:p>soup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3" office:value-type="string" calcext:value-type="string">
            <text:p>Ab/B3</text:p>
          </table:table-cell>
          <table:table-cell/>
          <table:table-cell office:value-type="string" calcext:value-type="string">
            <text:p>lec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2" office:value-type="string" calcext:value-type="string">
            <text:p>A3</text:p>
          </table:table-cell>
          <table:table-cell table:number-columns-repeated="2"/>
          <table:table-cell office:value-type="string" calcext:value-type="string">
            <text:p>tric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3" office:value-type="string" calcext:value-type="string">
            <text:p>Gb/A#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G3</text:p>
          </table:table-cell>
          <table:table-cell office:value-type="string" calcext:value-type="string">
            <text:p>e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3" office:value-type="string" calcext:value-type="string">
            <text:p>Fb/G#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F3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E3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3" office:value-type="string" calcext:value-type="string">
            <text:p>Db/E#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D3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3" office:value-type="string" calcext:value-type="string">
            <text:p>Cb/D#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C3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Full and youthfu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illed with soun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eep emotio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ounc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right and close/calm wind/soothing distance/soft breathe/silk</text:p>
          </table:table-cell>
          <table:table-cell table:number-columns-repeated="6"/>
        </table:table-row>
        <table:table-row table:style-name="ro1" table:number-rows-repeated="104853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9-24T11:35:04.641565007</meta:creation-date>
    <meta:generator>LibreOffice/7.3.2.2$MacOSX_X86_64 LibreOffice_project/49f2b1bff42cfccbd8f788c8dc32c1c309559be0</meta:generator>
    <dc:date>2022-09-25T15:25:33.777791848</dc:date>
    <meta:editing-duration>P1DT3H36M32S</meta:editing-duration>
    <meta:editing-cycles>1</meta:editing-cycles>
    <meta:document-statistic meta:table-count="1" meta:cell-count="82" meta:object-count="0"/>
  </office:meta>
</office:document-meta>
</file>